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2f84a" officeooo:paragraph-rsid="0012f84a"/>
    </style:style>
    <style:style style:name="P2" style:family="paragraph" style:parent-style-name="Standard">
      <style:text-properties officeooo:rsid="00142f86" officeooo:paragraph-rsid="00142f86"/>
    </style:style>
    <style:style style:name="P3" style:family="paragraph" style:parent-style-name="Standard">
      <style:text-properties officeooo:rsid="0015c2a6" officeooo:paragraph-rsid="0015c2a6"/>
    </style:style>
    <style:style style:name="P4" style:family="paragraph" style:parent-style-name="Standard">
      <style:text-properties officeooo:paragraph-rsid="0015c2a6"/>
    </style:style>
    <style:style style:name="P5" style:family="paragraph" style:parent-style-name="Standard">
      <style:text-properties officeooo:paragraph-rsid="0012f84a"/>
    </style:style>
    <style:style style:name="P6" style:family="paragraph" style:parent-style-name="Standard">
      <style:text-properties officeooo:paragraph-rsid="0017ad60"/>
    </style:style>
    <style:style style:name="T1" style:family="text">
      <style:text-properties officeooo:rsid="0014a0da"/>
    </style:style>
    <style:style style:name="T2" style:family="text">
      <style:text-properties officeooo:rsid="00159a1f"/>
    </style:style>
    <style:style style:name="T3" style:family="text">
      <style:text-properties officeooo:rsid="0015c2a6"/>
    </style:style>
    <style:style style:name="T4" style:family="text">
      <style:text-properties officeooo:rsid="0017a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ca ao cinéfilo que hai en ti. Pon a proba a túa memoria e o teu amor polo cinema tentando adiviñar o título da película en base a un fragmento de fotograma.</text:p>
      <text:p text:style-name="P5"/>
      <text:p text:style-name="P5">Cada nivel ten 30 fotogramas, acerta polo menos 20 para pasar ao seguinte. Hai niveis para todos: niveis fáciles, difíciles, temáticos, mesmo niveis imposibles.</text:p>
      <text:p text:style-name="P5"/>
      <text:p text:style-name="P5">Esta aplicación está en continuo desenvolvemento e os niveis vanse agregando a medida que pasa o tempo.</text:p>
      <text:p text:style-name="P5"/>
      <text:p text:style-name="P5">Esta aplicación non contén anuncios, nin pagos integrados. O código é software libre e atópase baixo a licenza GPL versión 3 ou posterior. Os recursos gráficos orixinais, como as iconas e deseños vectoria<text:span text:style-name="T4">i</text:span>s atópanse baixo a licenza Licencia Creative Commons Atribución-No<text:span text:style-name="T4">n</text:span>Comercial 4.0 Internacional.</text:p>
      <text:p text:style-name="P5"/>
      <text:p text:style-name="P6">Visita o proxecto en GitHub <text:span text:style-name="T3">(https://github.com/1noro/MoviePic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3:01:18.931904110</meta:creation-date>
    <dc:date>2020-10-19T13:45:55.741161148</dc:date>
    <meta:editing-duration>PT22M51S</meta:editing-duration>
    <meta:editing-cycles>7</meta:editing-cycles>
    <meta:generator>LibreOffice/7.0.2.2$Linux_X86_64 LibreOffice_project/00$Build-2</meta:generator>
    <meta:document-statistic meta:table-count="0" meta:image-count="0" meta:object-count="0" meta:page-count="1" meta:paragraph-count="5" meta:word-count="122" meta:character-count="785" meta:non-whitespace-character-count="668"/>
  </office:meta>
</office:document-meta>
</file>